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92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504cm" svg:y1="6.281cm" svg:x2="6.81cm" svg:y2="6.662cm">
          <text:p/>
        </draw:line>
        <draw:line draw:style-name="gr1" draw:text-style-name="P1" draw:layer="layout" svg:x1="1.146cm" svg:y1="4.431cm" svg:x2="1.584cm" svg:y2="4.426cm">
          <text:p/>
        </draw:line>
        <draw:line draw:style-name="gr1" draw:text-style-name="P1" draw:layer="layout" svg:x1="5.342cm" svg:y1="1.526cm" svg:x2="5.341cm" svg:y2="0.96cm">
          <text:p/>
        </draw:line>
        <draw:line draw:style-name="gr1" draw:text-style-name="P1" draw:layer="layout" svg:x1="5.284cm" svg:y1="7.386cm" svg:x2="7.897cm" svg:y2="5.556cm">
          <text:p/>
        </draw:line>
        <draw:line draw:style-name="gr1" draw:text-style-name="P1" draw:layer="layout" svg:x1="4.103cm" svg:y1="1.237cm" svg:x2="6.505cm" svg:y2="1.246cm">
          <text:p/>
        </draw:line>
        <draw:line draw:style-name="gr1" draw:text-style-name="P1" draw:layer="layout" svg:x1="1.356cm" svg:y1="5.651cm" svg:x2="1.376cm" svg:y2="3.224cm">
          <text:p/>
        </draw:line>
        <draw:frame draw:style-name="gr2" draw:layer="layout" svg:width="1.621cm" svg:height="1.17cm" svg:x="0.117cm" svg:y="3.801cm">
          <draw:text-box>
            <text:p>M<text:span text:style-name="T1">1</text:span></text:p>
          </draw:text-box>
        </draw:frame>
        <draw:frame draw:style-name="gr2" draw:layer="layout" svg:width="1.621cm" svg:height="1.17cm" svg:x="6.602cm" svg:y="6.471cm">
          <draw:text-box>
            <text:p>M<text:span text:style-name="T1">2</text:span></text:p>
          </draw:text-box>
        </draw:frame>
        <draw:frame draw:style-name="gr2" draw:layer="layout" svg:width="1.621cm" svg:height="1.17cm" svg:x="4.847cm" svg:y="0.121cm">
          <draw:text-box>
            <text:p>M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7T13:52:12.28</meta:creation-date>
    <dc:date>2018-11-16T00:46:06.30</dc:date>
    <meta:editing-duration>PT20M25S</meta:editing-duration>
    <meta:editing-cycles>10</meta:editing-cycles>
    <meta:generator>OpenOffice/4.1.3$Win32 OpenOffice.org_project/413m1$Build-9783</meta:generator>
    <dc:creator>Christophe Coulet</dc:creator>
    <meta:document-statistic meta:object-count="9"/>
  </office:meta>
</office:document-meta>
</file>